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4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30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8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7">$1-<text:span text:style-name="T7">m</text:span><text:span text:style-name="T1">4</text:span><text:span text:style-name="T7">1</text:span></text:p>
              <text:p text:style-name="P37">$1-<text:span text:style-name="T7">m</text:span><text:span text:style-name="T1">4</text:span><text:span text:style-name="T7">2</text:span></text:p>
              <text:p text:style-name="P37">$1-<text:span text:style-name="T7">m</text:span><text:span text:style-name="T1">4</text:span><text:span text:style-name="T7">3</text:span></text:p>
              <text:p text:style-name="P37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8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7">5</text:span></text:p>
          </table:table-cell>
          <table:table-cell table:style-name="t1.B3" office:value-type="string">
            <text:p text:style-name="P18">$1-d<text:span text:style-name="T7">5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7">$1-<text:span text:style-name="T7">m</text:span><text:span text:style-name="T1">5</text:span><text:span text:style-name="T7">1</text:span></text:p>
              <text:p text:style-name="P37">$1-<text:span text:style-name="T7">m</text:span><text:span text:style-name="T1">5</text:span><text:span text:style-name="T7">2</text:span></text:p>
              <text:p text:style-name="P37">$1-<text:span text:style-name="T7">m</text:span><text:span text:style-name="T1">5</text:span><text:span text:style-name="T7">3</text:span></text:p>
              <text:p text:style-name="P37">$1-<text:span text:style-name="T7">m</text:span><text:span text:style-name="T1">5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5</text:span></text:p>
          </table:table-cell>
          <table:table-cell table:style-name="t1.B3" office:value-type="string">
            <text:p text:style-name="P18">$1-o<text:span text:style-name="T7">5</text:span></text:p>
          </table:table-cell>
          <table:table-cell table:style-name="t1.B3" office:value-type="string">
            <text:p text:style-name="P18">$1-q<text:span text:style-name="T7">5</text:span></text:p>
          </table:table-cell>
          <table:table-cell table:style-name="t1.B3" office:value-type="string">
            <text:p text:style-name="P18">$1-do<text:span text:style-name="T7">5</text:span></text:p>
          </table:table-cell>
          <table:table-cell table:style-name="t1.I3" office:value-type="string">
            <text:p text:style-name="P27">±<text:span text:style-name="T7">19</text:span></text:p>
          </table:table-cell>
        </table:table-row>
        <table:table-row>
          <table:table-cell table:style-name="t1.A10" office:value-type="string">
            <text:p text:style-name="P17"><text:span text:style-name="T7">8</text:span>.0 Зв/ч</text:p>
          </table:table-cell>
          <table:table-cell table:style-name="t1.B10" office:value-type="string">
            <text:p text:style-name="P18">$1-n<text:span text:style-name="T7">6</text:span></text:p>
          </table:table-cell>
          <table:table-cell table:style-name="t1.B10" office:value-type="string">
            <text:p text:style-name="P18">$1-d<text:span text:style-name="T7">6</text:span></text:p>
          </table:table-cell>
          <table:table-cell table:style-name="t1.D10" office:value-type="string">
            <text:section text:style-name="Sect1" text:name="Раздел62">
              <text:p text:style-name="P7">$1-<text:span text:style-name="T7">m60</text:span></text:p>
              <text:p text:style-name="P37">$1-<text:span text:style-name="T7">m61</text:span></text:p>
              <text:p text:style-name="P37">$1-<text:span text:style-name="T7">m</text:span><text:span text:style-name="T1">6</text:span><text:span text:style-name="T7">2</text:span></text:p>
              <text:p text:style-name="P37">$1-<text:span text:style-name="T7">m</text:span><text:span text:style-name="T1">6</text:span><text:span text:style-name="T7">3</text:span></text:p>
              <text:p text:style-name="P37">$1-<text:span text:style-name="T7">m</text:span><text:span text:style-name="T1">6</text:span><text:span text:style-name="T7">4</text:span></text:p>
            </text:section>
          </table:table-cell>
          <table:table-cell table:style-name="t1.B10" office:value-type="string">
            <text:p text:style-name="P18">$1-av<text:span text:style-name="T7">6</text:span></text:p>
          </table:table-cell>
          <table:table-cell table:style-name="t1.B10" office:value-type="string">
            <text:p text:style-name="P18">$1-o<text:span text:style-name="T7">6</text:span></text:p>
          </table:table-cell>
          <table:table-cell table:style-name="t1.B10" office:value-type="string">
            <text:p text:style-name="P18">$1-q<text:span text:style-name="T7">6</text:span></text:p>
          </table:table-cell>
          <table:table-cell table:style-name="t1.B10" office:value-type="string">
            <text:p text:style-name="P18">$1-do<text:span text:style-name="T7">6</text:span></text:p>
          </table:table-cell>
          <table:table-cell table:style-name="t1.I10" office:value-type="string">
            <text:p text:style-name="P27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31">,</text:span>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1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</text:span>_<text:span text:style-name="T7">1</text:span></text:p>
          </table:table-cell>
          <table:table-cell table:style-name="s1.B4" office:value-type="string">
            <text:p text:style-name="P26"><text:s text:c="2"/>##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##1-d_dev_<text:span text:style-name="T7">1</text:span></text:p>
          </table:table-cell>
          <table:table-cell table:style-name="s1.B4" office:value-type="string">
            <text:p text:style-name="P18">##1-dose_<text:span text:style-name="T7">1</text:span></text:p>
          </table:table-cell>
          <table:table-cell table:style-name="s1.B4" office:value-type="string">
            <text:p text:style-name="P18">##1-d_res_<text:span text:style-name="T7">1</text:span></text:p>
          </table:table-cell>
          <table:table-cell table:style-name="s1.B4" office:value-type="string">
            <text:p text:style-name="P18">##1-o_pog_<text:span text:style-name="T7">1</text:span></text:p>
          </table:table-cell>
          <table:table-cell table:style-name="s1.B4" office:value-type="string">
            <text:p text:style-name="P18">##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7">2</text:span></text:p>
          </table:table-cell>
          <table:table-cell table:style-name="s1.B5" office:value-type="string">
            <text:p text:style-name="P26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7">2</text:span></text:p>
          </table:table-cell>
          <table:table-cell table:style-name="s1.B5" office:value-type="string">
            <text:p text:style-name="P18">##1-dose_<text:span text:style-name="T7">2</text:span></text:p>
          </table:table-cell>
          <table:table-cell table:style-name="s1.B5" office:value-type="string">
            <text:p text:style-name="P18">##1-d_res_<text:span text:style-name="T7">2</text:span></text:p>
          </table:table-cell>
          <table:table-cell table:style-name="s1.B5" office:value-type="string">
            <text:p text:style-name="P18">##1-o_pog_<text:span text:style-name="T7">2</text:span></text:p>
          </table:table-cell>
          <table:table-cell table:style-name="s1.B5" office:value-type="string">
            <text:p text:style-name="P18">##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5:23.23</dc:date>
    <meta:editing-duration>P3DT6H46M5S</meta:editing-duration>
    <meta:editing-cycles>386</meta:editing-cycles>
    <meta:generator>OpenOffice/4.1.6$Win32 OpenOffice.org_project/416m1$Build-9790</meta:generator>
    <meta:document-statistic meta:table-count="3" meta:image-count="0" meta:object-count="0" meta:page-count="1" meta:paragraph-count="179" meta:word-count="332" meta:character-count="2480"/>
  </office:meta>
</office:document-meta>
</file>